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KANA CAMAC HERN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713106</text:p>
          </table:table-cell>
          <table:table-cell table:style-name="Tabla1.E2" office:value-type="string">
            <text:p text:style-name="P10"><text:span text:style-name="T1">Ruc</text:span>: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484016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KANA CCAMA, HERN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71310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ALCEDO SERVELEON, ZENA BERNARDIN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8857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1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1:18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